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ed12e" officeooo:paragraph-rsid="001ed12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206fa8" officeooo:paragraph-rsid="00206fa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ed12e" officeooo:paragraph-rsid="001ed12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206fa8" officeooo:paragraph-rsid="00206fa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24c6e" officeooo:paragraph-rsid="00224c6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ed12e" officeooo:paragraph-rsid="001ed12e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206fa8" officeooo:paragraph-rsid="00206fa8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224c6e" officeooo:paragraph-rsid="00224c6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fo:font-weight="normal" officeooo:rsid="00224c6e" officeooo:paragraph-rsid="00224c6e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224c6e" officeooo:paragraph-rsid="00224c6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fo:font-weight="normal" officeooo:rsid="002369e9" officeooo:paragraph-rsid="00224c6e" style:font-size-asian="12.25pt" style:font-weight-asian="normal" style:font-size-complex="14pt" style:font-weight-complex="normal"/>
    </style:style>
    <style:style style:name="T1" style:family="text">
      <style:text-properties officeooo:rsid="00206fa8"/>
    </style:style>
    <style:style style:name="T2" style:family="text">
      <style:text-properties officeooo:rsid="002369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marche de création : P10</text:p>
      <text:p text:style-name="P1"/>
      <text:p text:style-name="P6">Intégration continue et Travis :</text:p>
      <text:p text:style-name="P3">Afin d’intégrer les avantages de l’intégration continue à mon projet, j’ai mis en place l’outil d’intégration Travis, celui-ci permettant de relancer les tests à chaque nouveau push <text:span text:style-name="T1">sur GitHub</text:span>, on <text:span text:style-name="T1">obtient dès lors une alerte si l’un de nos test est « cassé ». J’ai cependant dû recourir à pas mal de documentations et quelques complications avant de faire fonctionner l’outil</text:span></text:p>
      <text:p text:style-name="P3"/>
      <text:p text:style-name="P7">Déploiement et DigitalOcean :</text:p>
      <text:p text:style-name="P4">Le déploiement « Manuel » se fait uniquement en ligne de commande, ceci m’a permis d’apprendre à mieux me servir de ces dernières. Dans un premier temps sur la plateforme DigitalOcean il est nécessaire de créer des projets auxquels</text:p>
      <text:p text:style-name="P4">on associe des « droplets » Une fois la configuration d’espace et de puissance renseigné, on vient se connecter en ligne de commande avec le protocole SSH à notre serveur distant, il aura fallu renseigner avant notre clef afin que la connexion puisse s’établir.</text:p>
      <text:p text:style-name="P4"/>
      <text:p text:style-name="P4"/>
      <text:p text:style-name="P4"/>
      <text:p text:style-name="P8">Outil de Monitoring :</text:p>
      <text:p text:style-name="P2"/>
      <text:p text:style-name="P8">Comment automatiser des mises à jours sur un serveur distant :</text:p>
      <text:p text:style-name="P5">Afin d’implémenter les mises à jours automatiques, j’ai procédé par itération et par étape, j’ai d’abord travaillé localement sur de simples scripts Python et ai pu observer plusieurs difficultés :</text:p>
      <text:list xml:id="list739532936" text:style-name="L1">
        <text:list-item>
          <text:p text:style-name="P10">Comment gérer l’activation d’un environnement virtuel nécessaire au script ?</text:p>
        </text:list-item>
        <text:list-item>
          <text:p text:style-name="P10">Comment accéder aux variables d’environnement ?</text:p>
        </text:list-item>
      </text:list>
      <text:p text:style-name="P5">Ma solution fut de créer un script bash en guise d’intermédiaire qui s’occuperait lui-même de prendre la main en ligne de commande pour d’abord activer l’environnement puis dans un second temps de lancer le script de mise à jour.</text:p>
      <text:p text:style-name="P5"/>
      <text:p text:style-name="P5">Une fois ce mode de fonctionnement opérationnel, je me suis penché sur le script Python de mise à jour, dont l’algorithme est le suivant :</text:p>
      <text:p text:style-name="P5">-Enregistrer les identifiants des produits enregistrés.</text:p>
      <text:p text:style-name="P5">-<text:span text:style-name="T2">Créer une boucle d’itération sur l’ensemble des produits et supprimer tous ceux n’étant pas enregistrés comme substitut.</text:span></text:p>
      <text:p text:style-name="P11">-Réinitialiser les compteurs d’auto-incrémentation.</text:p>
      <text:p text:style-name="P9">-<text:span text:style-name="T2">Récupérer les noms de catégories.</text:span></text:p>
      <text:p text:style-name="P9">-<text:span text:style-name="T2">Rappeler le script en passant les noms de catégories existantes en paramètres pour télécharger les nouvelles donn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08:13:04.515206898</meta:creation-date>
    <meta:generator>LibreOffice/6.0.7.3$Linux_X86_64 LibreOffice_project/00m0$Build-3</meta:generator>
    <dc:date>2020-05-10T08:55:54.460350617</dc:date>
    <meta:editing-duration>PT28M26S</meta:editing-duration>
    <meta:editing-cycles>4</meta:editing-cycles>
    <meta:document-statistic meta:table-count="0" meta:image-count="0" meta:object-count="0" meta:page-count="1" meta:paragraph-count="18" meta:word-count="334" meta:character-count="2105" meta:non-whitespace-character-count="1791"/>
  </office:meta>
</office:document-meta>
</file>